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5.55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47.06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25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4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Enseigne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ECTS</text:p>
          </table:table-cell>
          <table:table-cell office:value-type="string" calcext:value-type="string">
            <text:p>Points</text:p>
          </table:table-cell>
          <table:table-cell table:number-columns-repeated="2"/>
          <table:table-cell office:value-type="string" calcext:value-type="string">
            <text:p>EC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oyen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ception avancée de bases de données 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60" calcext:value-type="float">
            <text:p>60</text:p>
          </table:table-cell>
          <table:table-cell/>
          <table:table-cell office:value-type="string" calcext:value-type="string">
            <text:p>Total</text:p>
          </table:table-cell>
          <table:table-cell table:formula="of:=SUMIF([.B1:.B14];&quot;&lt;&gt;-1&quot;;[.C1:.C14])" office:value-type="float" office:value="33" calcext:value-type="float">
            <text:p>33</text:p>
          </table:table-cell>
          <table:table-cell table:formula="of:=SUMIF([.D1:.D14];&quot;&gt;-1&quot;)" office:value-type="float" office:value="488.85" calcext:value-type="float">
            <text:p>488.85</text:p>
          </table:table-cell>
          <table:table-cell table:formula="of:=[.H2]/[.G2]" office:value-type="float" office:value="14.8136363636364" calcext:value-type="float">
            <text:p>14.81363636363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obilité 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ministration système et réseau 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4]*[.C4]" office:value-type="float" office:value="48" calcext:value-type="float">
            <text:p>48</text:p>
          </table:table-cell>
          <table:table-cell/>
          <table:table-cell office:value-type="string" calcext:value-type="string">
            <text:p>Moyenne M1:</text:p>
          </table:table-cell>
          <table:table-cell table:number-columns-repeated="2"/>
          <table:table-cell office:value-type="float" office:value="13.552" calcext:value-type="float">
            <text:p>13.55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chitecture des systèmes d'information 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5]*[.C5]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formatique embarquée 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6]*[.C6]" office:value-type="float" office:value="44.1" calcext:value-type="float">
            <text:p>44.1</text:p>
          </table:table-cell>
          <table:table-cell/>
          <table:table-cell office:value-type="string" calcext:value-type="string">
            <text:p>Objectif:</text:p>
          </table:table-cell>
          <table:table-cell office:value-type="float" office:value="60" calcext:value-type="float">
            <text:p>60</text:p>
          </table:table-cell>
          <table:table-cell table:formula="of:=[.G6]*[.I6]" office:value-type="float" office:value="1106.88" calcext:value-type="float">
            <text:p>1106.88</text:p>
          </table:table-cell>
          <table:table-cell table:formula="of:=16*2 - [.$I$4]" office:value-type="float" office:value="18.448" calcext:value-type="float">
            <text:p>18.448</text:p>
          </table:table-cell>
          <table:table-cell office:value-type="string" calcext:value-type="string">
            <text:p>Mention T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nglais M2-Info 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7]*[.C7]" office:value-type="float" office:value="42" calcext:value-type="float">
            <text:p>4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G7]*[.I7]" office:value-type="float" office:value="866.88" calcext:value-type="float">
            <text:p>866.88</text:p>
          </table:table-cell>
          <table:table-cell table:formula="of:=14*2 - [.$I$4]" office:value-type="float" office:value="14.448" calcext:value-type="float">
            <text:p>14.448</text:p>
          </table:table-cell>
          <table:table-cell office:value-type="string" calcext:value-type="string">
            <text:p>Mention 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ouille de données et aide à la décision 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8]*[.C8]" office:value-type="float" office:value="42" calcext:value-type="float">
            <text:p>4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G8]*[.I8]" office:value-type="float" office:value="626.88" calcext:value-type="float">
            <text:p>626.88</text:p>
          </table:table-cell>
          <table:table-cell table:formula="of:=12*2 - [.$I$4]" office:value-type="float" office:value="10.448" calcext:value-type="float">
            <text:p>10.448</text:p>
          </table:table-cell>
          <table:table-cell office:value-type="string" calcext:value-type="string">
            <text:p>Mention A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tocoles des services Internet </text:p>
          </table:table-cell>
          <table:table-cell table:style-name="ce3" office:value-type="float" office:value="13.75" calcext:value-type="float">
            <text:p>13.7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41.25" calcext:value-type="float">
            <text:p>41.2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Admi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grammation objets : concepts avancés 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0]*[.C10]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génierie des protocoles 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1]*[.C11]" office:value-type="float" office:value="37.5" calcext:value-type="float">
            <text:p>37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élisation et spécification 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2]*[.C12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erfaces et outils de MacOS-X 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3]*[.C13]" office:value-type="float" office:value="-3" calcext:value-type="float">
            <text:p>-3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ce1" office:value-type="string" calcext:value-type="string">
            <text:p>Stage de fin de master(M2) 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B14]*[.C14]" office:value-type="float" office:value="-24" calcext:value-type="float">
            <text:p>-2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Matière bon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grammation comparée 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7]*[.C27]" office:value-type="float" office:value="30" calcext:value-type="float">
            <text:p>3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5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 style:data-style-name="N2" text:time-value="20:38:37.510615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2:38:03.524145995</meta:creation-date>
    <meta:generator>LibreOffice/5.2.7.2$Linux_X86_64 LibreOffice_project/20m0$Build-2</meta:generator>
    <dc:date>2018-08-26T21:12:38.272306839</dc:date>
    <meta:editing-duration>PT52M31S</meta:editing-duration>
    <meta:editing-cycles>19</meta:editing-cycles>
    <meta:document-statistic meta:table-count="1" meta:cell-count="87" meta:object-count="0"/>
  </office:meta>
</office:document-meta>
</file>